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etokantasovellus: Aihekuvaus</text:p>
      <text:p text:style-name="Standard"/>
      <text:p text:style-name="Standard">Toteutan tietokantasovelluksena web-keittokirjan. Keittokirja oli annettu myös valmiina aiheena, mutta päätin hieman muokata aiheen kriteerejä. Keittokirjassani on reseptien lisäyksen ja selaamisen lisäksi mahdollista kommentoida ja arvioida reseptejä. Reseptin lisääjä voi merkata reseptejään tageilla, jolloin resepti on helpompi löytää. Keittokirjassa on myös hakutoiminto. Palvelussa tuolee olla myös Admin -käyttäjä, joka pystyy poistamaan käyttäjiä, reseptejä ja kommentteja. </text:p>
      <text:p text:style-name="Standard"/>
      <text:p text:style-name="Standard">Teen sovelluksen Ruby on Railsilla, jota siis tietenkin palvelimenkin tulisi tukea. En ole vielä laittanut sivustoani palvelimelle, mutta suunnitelmissa on laittaa sovellus Herokuun saataville. Yliopiston palvelimilla ei kai ole tukea rails-ohjelmille. </text:p>
      <text:p text:style-name="Standard"/>
      <text:p text:style-name="Standard">En ole vielä päättänyt mitä tietokantaa ohjelmani käyttää. Oletuksena ruby on rails taitaa käyttää SQLitea, mutta tämä varmaan tulee vaihtaa jossain vaiheessa postgres -tai mySQL -tietokannaks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pi </meta:initial-creator>
    <meta:creation-date>2013-08-08T17:41:14</meta:creation-date>
    <dc:date>2013-08-08T18:50:48</dc:date>
    <dc:creator>Topi </dc:creator>
    <meta:editing-duration>PT1H17S</meta:editing-duration>
    <meta:editing-cycles>3</meta:editing-cycles>
    <meta:generator>LibreOffice/3.5$Linux_X86_64 LibreOffice_project/350m1$Build-2</meta:generator>
    <meta:document-statistic meta:table-count="0" meta:image-count="0" meta:object-count="0" meta:page-count="1" meta:paragraph-count="4" meta:word-count="114" meta:character-count="960" meta:non-whitespace-character-count="847"/>
  </office:meta>
</office:document-meta>
</file>